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rebuchetMS" svg:font-family="TrebuchetMS"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Courier" fo:font-size="14pt" style:font-name-asian="Courier" style:font-size-asian="14pt" style:font-name-complex="Courier" style:font-size-complex="14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8"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fo:font-size="14pt" style:font-size-asian="14pt" style:font-size-complex="14pt"/>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text-properties style:use-window-font-color="true" style:font-name="Courier" fo:font-size="14pt" style:font-name-asian="Courier" style:font-size-asian="14pt" style:font-name-complex="Courier" style:font-size-complex="14pt"/>
    </style:style>
    <style:style style:name="P15"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6"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7" style:family="paragraph" style:parent-style-name="Standard">
      <style:text-properties style:use-window-font-color="true" style:font-name="Arial" fo:font-size="12pt" style:font-name-asian="Courier" style:font-size-asian="12pt" style:font-name-complex="Courier" style:font-size-complex="12pt"/>
    </style:style>
    <style:style style:name="P18" style:family="paragraph" style:parent-style-name="Standard">
      <style:text-properties style:font-name="Ari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text-properties style:font-name="Arial" fo:font-size="12pt" style:font-size-asian="12pt" style:font-size-complex="12pt"/>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25" style:family="paragraph" style:parent-style-name="Standard">
      <style:text-properties style:use-window-font-color="true" style:font-name="Courier" fo:font-size="14pt" style:font-name-asian="Courier" style:font-size-asian="14pt" style:font-name-complex="Courier" style:font-size-complex="14pt"/>
    </style:style>
    <style:style style:name="P26"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27" style:family="paragraph" style:parent-style-name="Standard">
      <style:paragraph-properties fo:margin-left="0in" fo:margin-right="0in" fo:text-indent="0in" style:auto-text-indent="false"/>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28" style:family="paragraph" style:parent-style-name="Heading_20_1">
      <style:text-properties fo:language="en" fo:country="US" style:language-complex="ar" style:country-complex="SA"/>
    </style:style>
    <style:style style:name="P29" style:family="paragraph" style:parent-style-name="Heading_20_1" style:master-page-name="First_20_Page">
      <style:paragraph-properties style:page-number="auto"/>
    </style:style>
    <style:style style:name="P30" style:family="paragraph" style:parent-style-name="Heading_20_2">
      <style:text-properties style:font-name="Arial" fo:font-size="12pt" style:font-size-asian="12pt" style:font-size-complex="12pt"/>
    </style:style>
    <style:style style:name="P31" style:family="paragraph" style:parent-style-name="Heading_20_2">
      <style:text-properties style:font-name="Arial" fo:font-size="12pt" fo:font-weight="normal" style:font-size-asian="12pt" style:font-weight-asian="normal" style:font-size-complex="12pt" style:font-weight-complex="normal"/>
    </style:style>
    <style:style style:name="P32" style:family="paragraph" style:parent-style-name="Heading_20_3">
      <style:text-properties style:font-name="Arial" fo:font-size="12pt" style:font-size-asian="12pt" style:font-size-complex="12pt"/>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style:font-name="Arial-BoldMT" fo:font-weight="bold" style:font-name-asian="Arial-BoldMT" style:font-weight-asian="bold" style:font-name-complex="Arial-BoldMT" style:font-weight-complex="bold"/>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Courier" style:font-name-complex="Courier" style:language-complex="ar" style:country-complex="SA"/>
    </style:style>
    <style:style style:name="T13" style:family="text">
      <style:text-properties style:use-window-font-color="true" style:font-name-asian="Courier" style:font-name-complex="Courier"/>
    </style:style>
    <style:style style:name="T14" style:family="text">
      <style:text-properties style:use-window-font-color="true" style:text-underline-style="solid" style:text-underline-width="auto" style:text-underline-color="font-color" style:font-name-asian="Courier" style:font-name-complex="Courier"/>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Arial1" fo:font-size="12pt" style:font-size-asian="12pt" style:font-size-complex="12pt"/>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87074896">
          <text:insertion>
            <office:change-info>
              <dc:creator>David Harris</dc:creator>
              <dc:date>2010-09-11T10:08:00</dc:date>
            </office:change-info>
          </text:insertion>
        </text:changed-region>
        <text:changed-region text:id="ct686652208">
          <text:insertion>
            <office:change-info>
              <dc:creator>David Harris</dc:creator>
              <dc:date>2010-09-11T10:09:00</dc:date>
            </office:change-info>
          </text:insertion>
        </text:changed-region>
        <text:changed-region text:id="ct773366880">
          <text:format-change>
            <office:change-info>
              <dc:creator>David Harris</dc:creator>
              <dc:date>2010-09-11T10:09:00</dc:date>
            </office:change-info>
          </text:format-change>
        </text:changed-region>
        <text:changed-region text:id="ct773109072">
          <text:insertion>
            <office:change-info>
              <dc:creator>Bob Jacobsen</dc:creator>
              <dc:date>2010-09-11T18:20:00</dc:date>
            </office:change-info>
          </text:insertion>
        </text:changed-region>
        <text:changed-region text:id="ct773127472">
          <text:insertion>
            <office:change-info>
              <dc:creator>Bob Jacobsen</dc:creator>
              <dc:date>2010-09-11T18:21:00</dc:date>
            </office:change-info>
          </text:insertion>
        </text:changed-region>
        <text:changed-region text:id="ct688556224">
          <text:deletion>
            <office:change-info>
              <dc:creator>Bob Jacobsen</dc:creator>
              <dc:date>2010-09-11T18:20:00</dc:date>
            </office:change-info>
            <text:p text:style-name="P1"><text:span text:style-name="T1">x</text:span></text:p>
          </text:deletion>
        </text:changed-region>
        <text:changed-region text:id="ct710221856">
          <text:format-change>
            <office:change-info>
              <dc:creator>David Harris</dc:creator>
              <dc:date>2010-09-11T10:09:00</dc:date>
            </office:change-info>
          </text:format-change>
        </text:changed-region>
        <text:changed-region text:id="ct710201680">
          <text:insertion>
            <office:change-info>
              <dc:creator>David Harris</dc:creator>
              <dc:date>2010-09-11T10:09:00</dc:date>
            </office:change-info>
          </text:insertion>
        </text:changed-region>
        <text:changed-region text:id="ct773318368">
          <text:insertion>
            <office:change-info>
              <dc:creator>Bob Jacobsen</dc:creator>
              <dc:date>2010-09-11T18:22:00</dc:date>
            </office:change-info>
          </text:insertion>
        </text:changed-region>
        <text:changed-region text:id="ct710202560">
          <text:deletion>
            <office:change-info>
              <dc:creator>Bob Jacobsen</dc:creator>
              <dc:date>2010-09-11T18:22:00</dc:date>
            </office:change-info>
            <text:p text:style-name="P1"><text:span text:style-name="T1">60 ohms, split between the two ends of the bus</text:span></text:p>
          </text:deletion>
        </text:changed-region>
        <text:changed-region text:id="ct710210464">
          <text:insertion>
            <office:change-info>
              <dc:creator>David Harris</dc:creator>
              <dc:date>2010-09-11T10:09:00</dc:date>
            </office:change-info>
          </text:insertion>
        </text:changed-region>
        <text:changed-region text:id="ct688027184">
          <text:insertion>
            <office:change-info>
              <dc:creator>David Harris</dc:creator>
              <dc:date>2010-09-11T10:29:00</dc:date>
            </office:change-info>
          </text:insertion>
        </text:changed-region>
        <text:changed-region text:id="ct710223344">
          <text:insertion>
            <office:change-info>
              <dc:creator>David Harris</dc:creator>
              <dc:date>2010-09-11T10:09:00</dc:date>
            </office:change-info>
          </text:insertion>
        </text:changed-region>
        <text:changed-region text:id="ct772589184">
          <text:format-change>
            <office:change-info>
              <dc:creator>David Harris</dc:creator>
              <dc:date>2010-09-11T10:09:00</dc:date>
            </office:change-info>
          </text:format-change>
        </text:changed-region>
        <text:changed-region text:id="ct772839008">
          <text:insertion>
            <office:change-info>
              <dc:creator>David Harris</dc:creator>
              <dc:date>2010-09-11T10:09:00</dc:date>
            </office:change-info>
          </text:insertion>
        </text:changed-region>
        <text:changed-region text:id="ct688845872">
          <text:format-change>
            <office:change-info>
              <dc:creator>David Harris</dc:creator>
              <dc:date>2010-09-11T10:39:00</dc:date>
            </office:change-info>
          </text:format-change>
        </text:changed-region>
        <text:changed-region text:id="ct772337136">
          <text:insertion>
            <office:change-info>
              <dc:creator>David Harris</dc:creator>
              <dc:date>2010-09-11T10:38:00</dc:date>
            </office:change-info>
          </text:insertion>
        </text:changed-region>
        <text:changed-region text:id="ct694592816">
          <text:format-change>
            <office:change-info>
              <dc:creator>David Harris</dc:creator>
              <dc:date>2010-09-11T10:38:00</dc:date>
            </office:change-info>
          </text:format-change>
        </text:changed-region>
        <text:changed-region text:id="ct687287248">
          <text:insertion>
            <office:change-info>
              <dc:creator>David Harris</dc:creator>
              <dc:date>2010-09-11T10:40:00</dc:date>
            </office:change-info>
          </text:insertion>
        </text:changed-region>
        <text:changed-region text:id="ct772372384">
          <text:insertion>
            <office:change-info>
              <dc:creator>David Harris</dc:creator>
              <dc:date>2010-09-11T10:41:00</dc:date>
            </office:change-info>
          </text:insertion>
        </text:changed-region>
        <text:changed-region text:id="ct686119808">
          <text:insertion>
            <office:change-info>
              <dc:creator>Bob Jacobsen</dc:creator>
              <dc:date>2010-09-11T18:23:00</dc:date>
            </office:change-info>
          </text:insertion>
        </text:changed-region>
        <text:changed-region text:id="ct916097568">
          <text:format-change>
            <office:change-info>
              <dc:creator>Bob Jacobsen</dc:creator>
              <dc:date>2010-09-11T20:04:00</dc:date>
            </office:change-info>
          </text:format-change>
        </text:changed-region>
        <text:changed-region text:id="ct915626736">
          <text:insertion>
            <office:change-info>
              <dc:creator>Bob Jacobsen</dc:creator>
              <dc:date>2010-09-11T20:23:00</dc:date>
            </office:change-info>
          </text:insertion>
        </text:changed-region>
        <text:changed-region text:id="ct707871920">
          <text:insertion>
            <office:change-info>
              <dc:creator>Bob Jacobsen</dc:creator>
              <dc:date>2010-09-11T20:24:00</dc:date>
            </office:change-info>
          </text:insertion>
        </text:changed-region>
        <text:changed-region text:id="ct708456832">
          <text:insertion>
            <office:change-info>
              <dc:creator>Bob Jacobsen</dc:creator>
              <dc:date>2010-09-11T20:25:00</dc:date>
            </office:change-info>
          </text:insertion>
        </text:changed-region>
        <text:changed-region text:id="ct689537696">
          <text:deletion>
            <office:change-info>
              <dc:creator>Bob Jacobsen</dc:creator>
              <dc:date>2010-09-11T20:27:00</dc:date>
            </office:change-info>
            <text:p text:style-name="Standard">.</text:p>
          </text:deletion>
        </text:changed-region>
        <text:changed-region text:id="ct707825968">
          <text:insertion>
            <office:change-info>
              <dc:creator>Bob Jacobsen</dc:creator>
              <dc:date>2010-09-11T20:25:00</dc:date>
            </office:change-info>
          </text:insertion>
        </text:changed-region>
        <text:changed-region text:id="ct915808192">
          <text:insertion>
            <office:change-info>
              <dc:creator>Bob Jacobsen</dc:creator>
              <dc:date>2010-09-11T20:26:00</dc:date>
            </office:change-info>
          </text:insertion>
        </text:changed-region>
        <text:changed-region text:id="ct689299408">
          <text:insertion>
            <office:change-info>
              <dc:creator>Bob Jacobsen</dc:creator>
              <dc:date>2010-09-11T20:24:00</dc:date>
            </office:change-info>
          </text:insertion>
        </text:changed-region>
        <text:changed-region text:id="ct687882192">
          <text:format-change>
            <office:change-info>
              <dc:creator>Bob Jacobsen</dc:creator>
              <dc:date>2010-09-11T20:34:00</dc:date>
            </office:change-info>
          </text:format-change>
        </text:changed-region>
        <text:changed-region text:id="ct689568544">
          <text:format-change>
            <office:change-info>
              <dc:creator>Bob Jacobsen</dc:creator>
              <dc:date>2010-09-11T20:28:00</dc:date>
            </office:change-info>
          </text:format-change>
        </text:changed-region>
        <text:changed-region text:id="ct689516912">
          <text:format-change>
            <office:change-info>
              <dc:creator>Bob Jacobsen</dc:creator>
              <dc:date>2010-09-11T20:34:00</dc:date>
            </office:change-info>
          </text:format-change>
        </text:changed-region>
        <text:changed-region text:id="ct689418336">
          <text:format-change>
            <office:change-info>
              <dc:creator>Bob Jacobsen</dc:creator>
              <dc:date>2010-09-11T20:32:00</dc:date>
            </office:change-info>
          </text:format-change>
        </text:changed-region>
        <text:changed-region text:id="ct708020192">
          <text:insertion>
            <office:change-info>
              <dc:creator>Bob Jacobsen</dc:creator>
              <dc:date>2010-09-11T20:35:00</dc:date>
            </office:change-info>
          </text:insertion>
        </text:changed-region>
        <text:changed-region text:id="ct689257920">
          <text:insertion>
            <office:change-info>
              <dc:creator>Bob Jacobsen</dc:creator>
              <dc:date>2010-09-11T20:36:00</dc:date>
            </office:change-info>
          </text:insertion>
        </text:changed-region>
        <text:changed-region text:id="ct689257248">
          <text:insertion>
            <office:change-info>
              <dc:creator>Bob Jacobsen</dc:creator>
              <dc:date>2010-09-11T20:37:00</dc:date>
            </office:change-info>
          </text:insertion>
        </text:changed-region>
        <text:changed-region text:id="ct689220576">
          <text:format-change>
            <office:change-info>
              <dc:creator>Bob Jacobsen</dc:creator>
              <dc:date>2010-09-11T20:43:00</dc:date>
            </office:change-info>
          </text:format-change>
        </text:changed-region>
        <text:changed-region text:id="ct689686720">
          <text:insertion>
            <office:change-info>
              <dc:creator>Bob Jacobsen</dc:creator>
              <dc:date>2010-09-11T20:38:00</dc:date>
            </office:change-info>
          </text:insertion>
        </text:changed-region>
        <text:changed-region text:id="ct689686816">
          <text:insertion>
            <office:change-info>
              <dc:creator>Bob Jacobsen</dc:creator>
              <dc:date>2010-09-11T20:43:00</dc:date>
            </office:change-info>
          </text:insertion>
        </text:changed-region>
        <text:changed-region text:id="ct689773792">
          <text:insertion>
            <office:change-info>
              <dc:creator>Bob Jacobsen</dc:creator>
              <dc:date>2010-09-11T20:38:00</dc:date>
            </office:change-info>
          </text:insertion>
        </text:changed-region>
        <text:changed-region text:id="ct689359152">
          <text:format-change>
            <office:change-info>
              <dc:creator>Bob Jacobsen</dc:creator>
              <dc:date>2010-09-11T20:43:00</dc:date>
            </office:change-info>
          </text:format-change>
        </text:changed-region>
        <text:changed-region text:id="ct916158656">
          <text:insertion>
            <office:change-info>
              <dc:creator>Bob Jacobsen</dc:creator>
              <dc:date>2010-09-11T20:37:00</dc:date>
            </office:change-info>
          </text:insertion>
        </text:changed-region>
        <text:changed-region text:id="ct689781280">
          <text:format-change>
            <office:change-info>
              <dc:creator>Bob Jacobsen</dc:creator>
              <dc:date>2010-09-11T20:41:00</dc:date>
            </office:change-info>
          </text:format-change>
        </text:changed-region>
        <text:changed-region text:id="ct689730480">
          <text:format-change>
            <office:change-info>
              <dc:creator>Bob Jacobsen</dc:creator>
              <dc:date>2010-09-11T20:37:00</dc:date>
            </office:change-info>
          </text:format-change>
        </text:changed-region>
        <text:changed-region text:id="ct689745536">
          <text:deletion>
            <office:change-info>
              <dc:creator>Bob Jacobsen</dc:creator>
              <dc:date>2010-09-11T20:37:00</dc:date>
            </office:change-info>
            <text:p text:style-name="Standard">type of transmission media</text:p>
          </text:deletion>
        </text:changed-region>
        <text:changed-region text:id="ct689745632">
          <text:insertion>
            <office:change-info>
              <dc:creator>Bob Jacobsen</dc:creator>
              <dc:date>2010-09-11T20:37:00</dc:date>
            </office:change-info>
          </text:insertion>
        </text:changed-region>
        <text:changed-region text:id="ct708390304">
          <text:insertion>
            <office:change-info>
              <dc:creator>Bob Jacobsen</dc:creator>
              <dc:date>2010-09-11T20:38:00</dc:date>
            </office:change-info>
          </text:insertion>
        </text:changed-region>
        <text:changed-region text:id="ct708731344">
          <text:format-change>
            <office:change-info>
              <dc:creator>Bob Jacobsen</dc:creator>
              <dc:date>2010-09-11T20:16:00</dc:date>
            </office:change-info>
          </text:format-change>
        </text:changed-region>
        <text:changed-region text:id="ct738245664">
          <text:format-change>
            <office:change-info>
              <dc:creator>Bob Jacobsen</dc:creator>
              <dc:date>2010-09-11T20:22:00</dc:date>
            </office:change-info>
          </text:format-change>
        </text:changed-region>
        <text:changed-region text:id="ct691526064">
          <text:format-change>
            <office:change-info>
              <dc:creator>Bob Jacobsen</dc:creator>
              <dc:date>2010-09-11T20:22:00</dc:date>
            </office:change-info>
          </text:format-change>
        </text:changed-region>
        <text:changed-region text:id="ct689393696">
          <text:insertion>
            <office:change-info>
              <dc:creator>Bob Jacobsen</dc:creator>
              <dc:date>2010-09-11T20:22:00</dc:date>
            </office:change-info>
          </text:insertion>
        </text:changed-region>
        <text:changed-region text:id="ct689220992">
          <text:format-change>
            <office:change-info>
              <dc:creator>Bob Jacobsen</dc:creator>
              <dc:date>2010-09-11T20:23:00</dc:date>
            </office:change-info>
          </text:format-change>
        </text:changed-region>
        <text:changed-region text:id="ct689639824">
          <text:insertion>
            <office:change-info>
              <dc:creator>Bob Jacobsen</dc:creator>
              <dc:date>2010-09-11T20:23:00</dc:date>
            </office:change-info>
          </text:insertion>
        </text:changed-region>
        <text:changed-region text:id="ct773096816">
          <text:insertion>
            <office:change-info>
              <dc:creator>Bob Jacobsen</dc:creator>
              <dc:date>2010-09-11T18:24:00</dc:date>
            </office:change-info>
          </text:insertion>
        </text:changed-region>
        <text:changed-region text:id="ct688430800">
          <text:insertion>
            <office:change-info>
              <dc:creator>Bob Jacobsen</dc:creator>
              <dc:date>2010-09-11T18:25:00</dc:date>
            </office:change-info>
          </text:insertion>
        </text:changed-region>
        <text:changed-region text:id="ct606886288">
          <text:insertion>
            <office:change-info>
              <dc:creator>Bob Jacobsen</dc:creator>
              <dc:date>2010-09-11T18:26:00</dc:date>
            </office:change-info>
          </text:insertion>
        </text:changed-region>
        <text:changed-region text:id="ct688669008">
          <text:insertion>
            <office:change-info>
              <dc:creator>Bob Jacobsen</dc:creator>
              <dc:date>2010-09-11T18:33:00</dc:date>
            </office:change-info>
          </text:insertion>
        </text:changed-region>
        <text:changed-region text:id="ct773071136">
          <text:insertion>
            <office:change-info>
              <dc:creator>Bob Jacobsen</dc:creator>
              <dc:date>2010-09-11T18:27:00</dc:date>
            </office:change-info>
          </text:insertion>
        </text:changed-region>
        <text:changed-region text:id="ct687012960">
          <text:insertion>
            <office:change-info>
              <dc:creator>Bob Jacobsen</dc:creator>
              <dc:date>2010-09-11T18:28:00</dc:date>
            </office:change-info>
          </text:insertion>
        </text:changed-region>
        <text:changed-region text:id="ct687411264">
          <text:insertion>
            <office:change-info>
              <dc:creator>Bob Jacobsen</dc:creator>
              <dc:date>2010-09-11T18:29:00</dc:date>
            </office:change-info>
          </text:insertion>
        </text:changed-region>
        <text:changed-region text:id="ct687249888">
          <text:insertion>
            <office:change-info>
              <dc:creator>Bob Jacobsen</dc:creator>
              <dc:date>2010-09-11T18:34:00</dc:date>
            </office:change-info>
          </text:insertion>
        </text:changed-region>
        <text:changed-region text:id="ct686552112">
          <text:insertion>
            <office:change-info>
              <dc:creator>Bob Jacobsen</dc:creator>
              <dc:date>2010-09-11T18:35:00</dc:date>
            </office:change-info>
          </text:insertion>
        </text:changed-region>
        <text:changed-region text:id="ct710287968">
          <text:insertion>
            <office:change-info>
              <dc:creator>Bob Jacobsen</dc:creator>
              <dc:date>2010-09-11T18:34:00</dc:date>
            </office:change-info>
          </text:insertion>
        </text:changed-region>
        <text:changed-region text:id="ct772567920">
          <text:insertion>
            <office:change-info>
              <dc:creator>Bob Jacobsen</dc:creator>
              <dc:date>2010-09-11T18:35:00</dc:date>
            </office:change-info>
          </text:insertion>
        </text:changed-region>
        <text:changed-region text:id="ct772228208">
          <text:insertion>
            <office:change-info>
              <dc:creator>Bob Jacobsen</dc:creator>
              <dc:date>2010-09-11T18:42:00</dc:date>
            </office:change-info>
          </text:insertion>
        </text:changed-region>
        <text:changed-region text:id="ct772657296">
          <text:insertion>
            <office:change-info>
              <dc:creator>Bob Jacobsen</dc:creator>
              <dc:date>2010-09-11T18:45:00</dc:date>
            </office:change-info>
          </text:insertion>
        </text:changed-region>
        <text:changed-region text:id="ct772503232">
          <text:insertion>
            <office:change-info>
              <dc:creator>Bob Jacobsen</dc:creator>
              <dc:date>2010-09-11T18:43:00</dc:date>
            </office:change-info>
          </text:insertion>
        </text:changed-region>
        <text:changed-region text:id="ct772552256">
          <text:insertion>
            <office:change-info>
              <dc:creator>Bob Jacobsen</dc:creator>
              <dc:date>2010-09-11T18:45:00</dc:date>
            </office:change-info>
          </text:insertion>
        </text:changed-region>
        <text:changed-region text:id="ct773102896">
          <text:insertion>
            <office:change-info>
              <dc:creator>Bob Jacobsen</dc:creator>
              <dc:date>2010-09-11T18:49:00</dc:date>
            </office:change-info>
          </text:insertion>
        </text:changed-region>
        <text:changed-region text:id="ct773110320">
          <text:insertion>
            <office:change-info>
              <dc:creator>Bob Jacobsen</dc:creator>
              <dc:date>2010-09-11T19:09:00</dc:date>
            </office:change-info>
          </text:insertion>
        </text:changed-region>
        <text:changed-region text:id="ct688610528">
          <text:insertion>
            <office:change-info>
              <dc:creator>Bob Jacobsen</dc:creator>
              <dc:date>2010-09-11T19:10:00</dc:date>
            </office:change-info>
          </text:insertion>
        </text:changed-region>
        <text:changed-region text:id="ct695088032">
          <text:insertion>
            <office:change-info>
              <dc:creator>Bob Jacobsen</dc:creator>
              <dc:date>2010-09-11T18:49:00</dc:date>
            </office:change-info>
          </text:insertion>
        </text:changed-region>
        <text:changed-region text:id="ct688746432">
          <text:insertion>
            <office:change-info>
              <dc:creator>Bob Jacobsen</dc:creator>
              <dc:date>2010-09-11T18:50:00</dc:date>
            </office:change-info>
          </text:insertion>
        </text:changed-region>
        <text:changed-region text:id="ct773005568">
          <text:insertion>
            <office:change-info>
              <dc:creator>Bob Jacobsen</dc:creator>
              <dc:date>2010-09-11T18:49:00</dc:date>
            </office:change-info>
          </text:insertion>
        </text:changed-region>
        <text:changed-region text:id="ct688600560">
          <text:insertion>
            <office:change-info>
              <dc:creator>Bob Jacobsen</dc:creator>
              <dc:date>2010-09-11T19:00:00</dc:date>
            </office:change-info>
          </text:insertion>
        </text:changed-region>
        <text:changed-region text:id="ct710299728">
          <text:insertion>
            <office:change-info>
              <dc:creator>Bob Jacobsen</dc:creator>
              <dc:date>2010-09-11T18:50:00</dc:date>
            </office:change-info>
          </text:insertion>
        </text:changed-region>
        <text:changed-region text:id="ct686131616">
          <text:insertion>
            <office:change-info>
              <dc:creator>Bob Jacobsen</dc:creator>
              <dc:date>2010-09-11T18:51:00</dc:date>
            </office:change-info>
          </text:insertion>
        </text:changed-region>
        <text:changed-region text:id="ct686128784">
          <text:insertion>
            <office:change-info>
              <dc:creator>Bob Jacobsen</dc:creator>
              <dc:date>2010-09-11T18:50:00</dc:date>
            </office:change-info>
          </text:insertion>
        </text:changed-region>
        <text:changed-region text:id="ct395790192">
          <text:insertion>
            <office:change-info>
              <dc:creator>Bob Jacobsen</dc:creator>
              <dc:date>2010-09-11T18:52:00</dc:date>
            </office:change-info>
          </text:insertion>
        </text:changed-region>
        <text:changed-region text:id="ct846355056">
          <text:insertion>
            <office:change-info>
              <dc:creator>Bob Jacobsen</dc:creator>
              <dc:date>2010-09-11T18:50:00</dc:date>
            </office:change-info>
          </text:insertion>
        </text:changed-region>
        <text:changed-region text:id="ct792841376">
          <text:insertion>
            <office:change-info>
              <dc:creator>Bob Jacobsen</dc:creator>
              <dc:date>2010-09-11T18:53:00</dc:date>
            </office:change-info>
          </text:insertion>
        </text:changed-region>
        <text:changed-region text:id="ct683193968">
          <text:insertion>
            <office:change-info>
              <dc:creator>Bob Jacobsen</dc:creator>
              <dc:date>2010-09-11T18:54:00</dc:date>
            </office:change-info>
          </text:insertion>
        </text:changed-region>
        <text:changed-region text:id="ct884570304">
          <text:insertion>
            <office:change-info>
              <dc:creator>Bob Jacobsen</dc:creator>
              <dc:date>2010-09-11T18:50:00</dc:date>
            </office:change-info>
          </text:insertion>
        </text:changed-region>
        <text:changed-region text:id="ct765527360">
          <text:insertion>
            <office:change-info>
              <dc:creator>Bob Jacobsen</dc:creator>
              <dc:date>2010-09-11T18:53:00</dc:date>
            </office:change-info>
          </text:insertion>
        </text:changed-region>
        <text:changed-region text:id="ct772499920">
          <text:insertion>
            <office:change-info>
              <dc:creator>Bob Jacobsen</dc:creator>
              <dc:date>2010-09-11T18:50:00</dc:date>
            </office:change-info>
          </text:insertion>
        </text:changed-region>
        <text:changed-region text:id="ct846414032">
          <text:insertion>
            <office:change-info>
              <dc:creator>Bob Jacobsen</dc:creator>
              <dc:date>2010-09-11T19:01:00</dc:date>
            </office:change-info>
          </text:insertion>
        </text:changed-region>
        <text:changed-region text:id="ct772694112">
          <text:insertion>
            <office:change-info>
              <dc:creator>Bob Jacobsen</dc:creator>
              <dc:date>2010-09-11T18:35:00</dc:date>
            </office:change-info>
          </text:insertion>
        </text:changed-region>
        <text:changed-region text:id="ct772679872">
          <text:insertion>
            <office:change-info>
              <dc:creator>Bob Jacobsen</dc:creator>
              <dc:date>2010-09-11T19:15:00</dc:date>
            </office:change-info>
          </text:insertion>
        </text:changed-region>
        <text:changed-region text:id="ct772649712">
          <text:insertion>
            <office:change-info>
              <dc:creator>Bob Jacobsen</dc:creator>
              <dc:date>2010-09-11T18:35:00</dc:date>
            </office:change-info>
          </text:insertion>
        </text:changed-region>
        <text:changed-region text:id="ct772545008">
          <text:insertion>
            <office:change-info>
              <dc:creator>Bob Jacobsen</dc:creator>
              <dc:date>2010-09-11T19:14:00</dc:date>
            </office:change-info>
          </text:insertion>
        </text:changed-region>
        <text:changed-region text:id="ct772590880">
          <text:insertion>
            <office:change-info>
              <dc:creator>Bob Jacobsen</dc:creator>
              <dc:date>2010-09-11T18:35:00</dc:date>
            </office:change-info>
          </text:insertion>
        </text:changed-region>
        <text:changed-region text:id="ct687366704">
          <text:insertion>
            <office:change-info>
              <dc:creator>Bob Jacobsen</dc:creator>
              <dc:date>2010-09-11T18:45:00</dc:date>
            </office:change-info>
          </text:insertion>
        </text:changed-region>
        <text:changed-region text:id="ct767980480">
          <text:insertion>
            <office:change-info>
              <dc:creator>Bob Jacobsen</dc:creator>
              <dc:date>2010-09-11T18:35:00</dc:date>
            </office:change-info>
          </text:insertion>
        </text:changed-region>
        <text:changed-region text:id="ct687524000">
          <text:deletion>
            <office:change-info>
              <dc:creator>Bob Jacobsen</dc:creator>
              <dc:date>2010-09-11T19:26:00</dc:date>
            </office:change-info>
            <text:p text:style-name="Standard">http://www.st.com/stonline/books/ascii/docs/5637.htm</text:p>
          </text:deletion>
        </text:changed-region>
        <text:changed-region text:id="ct772661840">
          <text:insertion>
            <office:change-info>
              <dc:creator>Bob Jacobsen</dc:creator>
              <dc:date>2010-09-11T18:35:00</dc:date>
            </office:change-info>
          </text:insertion>
        </text:changed-region>
        <text:changed-region text:id="ct772185568">
          <text:insertion>
            <office:change-info>
              <dc:creator>Bob Jacobsen</dc:creator>
              <dc:date>2010-09-11T18:54:00</dc:date>
            </office:change-info>
          </text:insertion>
        </text:changed-region>
        <text:changed-region text:id="ct681962048">
          <text:insertion>
            <office:change-info>
              <dc:creator>Bob Jacobsen</dc:creator>
              <dc:date>2010-09-11T18:55:00</dc:date>
            </office:change-info>
          </text:insertion>
        </text:changed-region>
        <text:changed-region text:id="ct688758160">
          <text:insertion>
            <office:change-info>
              <dc:creator>Bob Jacobsen</dc:creator>
              <dc:date>2010-09-11T18:57:00</dc:date>
            </office:change-info>
          </text:insertion>
        </text:changed-region>
        <text:changed-region text:id="ct68874408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P15">This Technical Note contains informative discussion and background for the corresponding S 9.x.1 Standard. This Technical Note is not normative in any way.</text:p>
      <text:h text:style-name="Heading_20_1" text:outline-level="1">Intended Use</text:h>
      <text:p text:style-name="P15">There is no intention that devices that connect more than on CAN segment (e.g. bridges) have to electrically interconnect those separate segments. <text:s/></text:p>
      <text:p text:style-name="P15">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8" text:outline-level="1">References and Context</text:h>
      <text:p text:style-name="P16">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8" text:outline-level="1">Physical Interconnection</text:h>
      <text:p text:style-name="P19">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19">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19">The signal names refer back to the signal definitions in the CAN specifications. UTP is unshielded cable, so the CAN_SHIELD conductor is being used as a second conductor for the CAN ground reference, CAN_GND.</text:p>
      <text:p text:style-name="P19">The discussion of connecting in parallel is to make sure that all 8 wires go through a board, whether it's got connectors, pig-tail cables or a combination of the two, so long as it's got more than one connection to other nodes.</text:p>
      <text:p text:style-name="P19"><text:soft-page-break/>We want all 8 wires present so people can add power later, or we can define the reserved conductors later, and still use them. The 1A on interconnects is to make sure they're at least as robust as the connectors and cable.</text:p>
      <text:p text:style-name="P19">For information on sizing circuit board traces to carry the required interconnection current, please see “IPC-2152 — Standard for Determining Current-carrying Capacity in Printed Board Design, 2009.”</text:p>
      <text:p text:style-name="P19">All 8 wires don't have to go through the board if there's only one connection, e.g. a throttle with a single jack or pig-tail cable with plug. In that case, only two pairs are required.</text:p>
      <text:p text:style-name="P19">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19">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19">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19">The 27V requirement comes from the S9.1 limitation on track voltage.</text:p>
      <text:h text:style-name="Heading_20_1" text:outline-level="1">Data Transport</text:h>
      <text:p text:style-name="P19">A 4V/microsecond slew rate is preferred to reduce the effect of stubs on <text:span text:style-name="T11">the</text:span> network.</text:p>
      <text:p text:style-name="P19">This standard is silent on the use of specific CAN frame formats or features.</text:p>
      <text:h text:style-name="Heading_20_1" text:outline-level="1">Supply of Power</text:h>
      <text:p text:style-name="P20">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20">Power can be injected into the cable by simple “mid-span injector” devices, essentially just two RJ45 connectors and a 2.1mm jack for a wall-wart. It's not required that it comes from a NMRAnet node itself.</text:p>
      <text:p text:style-name="P20">Note that <text:span text:style-name="T11">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20">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20">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8">For their thermal calculations, node designers must assume that power is supplied at 15V.</text:p>
      <text:p text:style-name="P18">For their power calculations, node designers must assume that power is supplied at 7.5V.<text:change-start text:change-id="ct687074896"/></text:p>
      <text:h text:style-name="Heading_20_1" text:outline-level="1">Termination</text:h>
      <text:p text:style-name="P1"><text:change-end text:change-id="ct687074896"/><text:change-start text:change-id="ct686652208"/>  <text:change-start text:change-id="ct773366880"/><text:span text:style-name="T1">The CAN specification (ISO11898-</text:span><text:change-end text:change-id="ct686652208"/><text:change-end text:change-id="ct773366880"/><text:change-start text:change-id="ct773109072"/><text:span text:style-name="T1">2 section </text:span><text:change-end text:change-id="ct773109072"/><text:change-start text:change-id="ct773127472"/><text:span text:style-name="T1">7.1 and section 7.5.2</text:span><text:change-end text:change-id="ct773127472"/><text:change text:change-id="ct688556224"/><text:change-start text:change-id="ct710221856"/><text:change-start text:change-id="ct710201680"/><text:span text:style-name="T1">) specifies using a bus termination of </text:span><text:change-end text:change-id="ct710221856"/><text:change-end text:change-id="ct710201680"/><text:change-start text:change-id="ct773318368"/><text:span text:style-name="T1">120</text:span><text:span text:style-name="T19">±</text:span><text:span text:style-name="T1">10 ohms located at each end of the bus.</text:span><text:change-end text:change-id="ct773318368"/><text:change text:change-id="ct710202560"/><text:change-start text:change-id="ct710210464"/><text:span text:style-name="T1">. <text:s/>Several alternate termination schemes have been proposed in the literature (see references), and these alternatives are discussed below.     </text:span></text:p>
      <text:h text:style-name="P30" text:outline-level="2">Methods</text:h>
      <text:h text:style-name="P32" text:outline-level="3">Passive single resistor:  </text:h>
      <text:p text:style-name="P17">This consists simply of a 120 ohm connected etween CAN-H and CAN-L  , and is the commonest termination scheme. <text:s/>It main advantage is simplicity. <text:s/></text:p>
      <text:h text:style-name="P32" text:outline-level="3">Passive split resistors to ground: </text:h>
      <text:p text:style-name="P17">This consists of the CAN-L and CAN-H lines being connected by two 60 ohm resistors in series, with their common connected via a capacitor to ground. <text:s text:c="2"/>This is simple but also <text:s/>helps balance the two lines. <text:s/></text:p>
      <text:h text:style-name="P32" text:outline-level="3">Passive split resistors to fixed voltage: </text:h>
      <text:p text:style-name="P1"><text:span text:style-name="T1">As in (2), but common is also tied to a fixed voltage. This can be to nominal 2.5V via a voltage divider (ref xx), or by other means, by using a voltage  </text:span><text:change-end text:change-id="ct710210464"/><text:change-start text:change-id="ct688027184"/><text:span text:style-name="T1"> </text:span><text:change-end text:change-id="ct688027184"/><text:change-start text:change-id="ct710223344"/><text:span text:style-name="T1">r</text:span><text:span text:style-name="T1">eference  </text:span></text:p>
      <text:h text:style-name="P32" text:outline-level="3">Active termination: </text:h>
      <text:p text:style-name="P1"><text:span text:style-name="T1">This </text:span><text:span text:style-name="T1">t</text:span><text:span text:style-name="T1">e</text:span><text:span text:style-name="T1">rmination </text:span><text:span text:style-name="T1">is accomplished by using active elements, such as transistors </text:span><text:span text:style-name="T1">o</text:span><text:span text:style-name="T1">r</text:span><text:change-start text:change-id="ct772589184"/><text:span text:style-name="T1"> </text:span><text:change-end text:change-id="ct710223344"/><text:change-end text:change-id="ct772589184"/><text:change-start text:change-id="ct772839008"/><text:span text:style-name="T1">o</text:span><text:span text:style-name="T1">p-amps</text:span><text:span text:style-name="T1"> </text:span><text:span text:style-name="T1">to  actively drive the bus to its active state. <text:s text:c="2"/>Note: active termination requires power.  </text:span></text:p>
      <text:h text:style-name="Heading_20_3" text:outline-level="3"><text:span text:style-name="T1">Distributed termination:</text:span><text:span text:style-name="T1"> </text:span></text:h>
      <text:p text:style-name="P17">??  </text:p>
      <text:h text:style-name="P30" text:outline-level="2"><text:soft-page-break/>Placement:   </text:h>
      <text:h text:style-name="Heading_20_2" text:outline-level="2" text:is-list-header="true"><text:change-start text:change-id="ct688845872"/><text:span text:style-name="T17">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span><text:span text:style-name="T18"> </text:span><text:change-end text:change-id="ct772839008"/><text:change-end text:change-id="ct688845872"/><text:change-start text:change-id="ct772337136"/></text:h>
      <text:h text:style-name="P31" text:outline-level="2" text:is-list-header="true"><text:span text:style-name="T13">Termination should, generally, </text:span><text:span text:style-name="T14">only</text:span><text:span text:style-name="T13"> occur at the two distant ends of </text:span><text:span text:style-name="T12">the</text:span><text:span text:style-name="T13"> bus, termination in the middle of a significant-length CAN bus is very disruptive because it causes r</text:span><text:change-start text:change-id="ct694592816"/><text:span text:style-name="T13">eflections.</text:span><text:change-end text:change-id="ct772337136"/><text:change-end text:change-id="ct694592816"/><text:change-start text:change-id="ct687287248"/><text:span text:style-name="T13"> <text:s/>The one downside to on-board termination is that it makes it much easier to have multiple terminators (customers think more must be good, and mistakenly turn them all on).</text:span><text:change-end text:change-id="ct687287248"/><text:change-start text:change-id="ct772372384"/><text:span text:style-name="T13"> <text:s/></text:span><text:change-end text:change-id="ct772372384"/><text:change-start text:change-id="ct686119808"/></text:h>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change-start text:change-id="ct916097568"/><text:span text:style-name="T15">the</text:span><text:change-end text:change-id="ct916097568"/>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change-start text:change-id="ct915626736"/></text:p>
      <text:p text:style-name="Standard">In each section, URLs are provided for a few exampl<text:change-end text:change-id="ct915626736"/><text:change-start text:change-id="ct707871920"/>e devices. Inclusion of a device in this section is not a recommendation, positive or negative, for the device. No inferences should be draw from a device being or not being included in this section.<text:change-end text:change-id="ct707871920"/></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text:change-start text:change-id="ct708456832"/>end-to-end <text:change-end text:change-id="ct708456832"/>length of the combined CAN segments<text:change text:change-id="ct689537696"/>, typically around 30 m / 100 ft. <text:change-start text:change-id="ct707825968"/><text:s/>Under certain circumstances, they can be used to add long stubs to a CAN network; doing this successfully requires detailed understand<text:change-end text:change-id="ct707825968"/><text:change-start text:change-id="ct915808192"/>ing of CAN characteristics.<text:change-end text:change-id="ct915808192"/></text:p>
      <text:p text:style-name="Standard">Repeaters are sometimes referred to as “working at the bit level”. <text:s/>The CAN transmission is delayed by less than a bit time, and the CAN arbitration process still works between nodes on the two segments.<text:change-start text:change-id="ct689299408"/></text:p>
      <text:p text:style-name="Standard"><text:change-end text:change-id="ct689299408"/><text:change-start text:change-id="ct687882192"/><text:a xlink:type="simple" xlink:href="http://www.softing.com/home/en/industrial-automation/products/can-bus/more-can-bus/high-speed/iso-11898-2-repeater.php">http://www.softing.com/home/en/industrial-automation/products/can-bus/more-can-bus/high-speed/iso-11898-2-repeater.php</text:a><text:change-end text:change-id="ct687882192"/></text:p>
      <text:p text:style-name="Standard"><text:a xlink:type="simple" xlink:href="http://www.ixxat.com/introduction-repeater_en.html">http://www.ixxat.com/introduction-repeater_en.html</text:a></text:p>
      <text:p text:style-name="Standard"><text:change-start text:change-id="ct689568544"/><text:soft-page-break/><text:a xlink:type="simple" xlink:href="http://www.esd-electronics-usa.com/shared/datasheets/repeat-e.pdf">http://www.esd-electronics-usa.com/shared/datasheets/repeat-e.pdf</text:a><text:change-end text:change-id="ct689568544"/></text:p>
      <text:p text:style-name="Standard"><text:change-start text:change-id="ct689516912"/><text:a xlink:type="simple" xlink:href="http://www.ixxat.com/can_cr200_en.html">http://www.ixxat.com/can_cr200_en.html</text:a><text:change-end text:change-id="ct689516912"/></text:p>
      <text:h text:style-name="Heading_20_2" text:outline-level="2">Bridges</text:h>
      <text:p text:style-name="Standard">A bridge looks like an independent CAN node on each of two or more CAN segments, receiving frames on a segment and sending them independently <text:change-start text:change-id="ct689418336"/><text:span text:style-name="T15">on the</text:span><text:change-end text:change-id="ct689418336"/>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change-start text:change-id="ct708020192"/></text:p>
      <text:p text:style-name="Standard"><text:change-end text:change-id="ct708020192"/><text:change-start text:change-id="ct689257920"/>Because bridges break the timing connection between the connected segments, they can also be used for remote connections via non-CAN cables, wireless, etc. <text:s/>In this case, a bridge device is usually used at each end of the remote link, and the protocol between<text:change-end text:change-id="ct689257920"/><text:change-start text:change-id="ct689257248"/> the two devices is specific to the CAN bridge function.<text:change-end text:change-id="ct689257248"/></text:p>
      <text:p text:style-name="Standard"><text:change-start text:change-id="ct689220576"/><text:a xlink:type="simple" xlink:href="http://www.ixxat.com/introduction_bridges_en.html"><text:span text:style-name="T21">http://www.ixxat.com/introduction_bridges_en.html</text:span></text:a></text:p>
      <text:p text:style-name="Standard"><text:change-end text:change-id="ct689220576"/><text:change-start text:change-id="ct689686720"/><text:a xlink:type="simple" xlink:href="http://www.ieee-icnp.org/1996/papers/1996-21.pdf"><text:span text:style-name="T21">http://www.ieee-icnp.org/1996/papers/1996-21.pdf</text:span></text:a></text:p>
      <text:p text:style-name="P26"><text:change-end text:change-id="ct689686720"/><text:change-start text:change-id="ct689686816"/>http://doi.ieeecomputersociety.org/10.1109/ISPAN.1996.509033<text:change-end text:change-id="ct689686816"/><text:change-start text:change-id="ct689773792"/></text:p>
      <text:p text:style-name="Standard"><text:change-end text:change-id="ct689773792"/><text:change-start text:change-id="ct689359152"/><text:a xlink:type="simple" xlink:href="http://www.ixxat.com/can_bridge_en.html"><text:span text:style-name="T21">http://www.ixxat.com/can_bridge_en.html</text:span></text:a><text:change-end text:change-id="ct689359152"/><text:change-start text:change-id="ct916158656"/></text:p>
      <text:p text:style-name="Standard"><text:change-start text:change-id="ct689781280"/><text:a xlink:type="simple" xlink:href="http://www.wrcakron.com/devicenet/CAN_Bus_Applications.pdf"><text:span text:style-name="T21">http://www.wrcakron.com/devicenet/CAN_Bus_Applications.pdf</text:span></text:a><text:change-end text:change-id="ct689781280"/></text:p>
      <text:p text:style-name="Standard"><text:change-start text:change-id="ct689730480"/><text:a xlink:type="simple" xlink:href="http://www.matric.com/canbridge.html"><text:span text:style-name="T21">http://www.matric.com/canbridge.html</text:span></text:a><text:change-end text:change-id="ct916158656"/><text:change-end text:change-id="ct689730480"/></text:p>
      <text:h text:style-name="Heading_20_2" text:outline-level="2">Gateways</text:h>
      <text:p text:style-name="Standard">Gateways connect a CAN segment to another <text:change text:change-id="ct689745536"/><text:change-start text:change-id="ct689745632"/>communication technology<text:change-end text:change-id="ct689745632"/>, such as <text:change-start text:change-id="ct708390304"/>IP over <text:change-end text:change-id="ct708390304"/>wireless, Ethernet or some other. In <text:change-start text:change-id="ct708731344"/><text:span text:style-name="T15">the</text:span><text:change-end text:change-id="ct708731344"/>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change-start text:change-id="ct738245664"/><text:a xlink:type="simple" xlink:href="http://www.phytec.com/products/can/pc-can-interfaces/CAN-Ethernet-Gateway.html">http://www.phytec.com/products/can/pc-can-interfaces/CAN-Ethernet-Gateway.html</text:a><text:change-end text:change-id="ct738245664"/></text:p>
      <text:p text:style-name="Standard"><text:change-start text:change-id="ct691526064"/><text:a xlink:type="simple" xlink:href="http://news.thomasnet.com/fullstory/Gateway-converts-from-CAN-into-Ethernet-529941">http://news.thomasnet.com/fullstory/Gateway-converts-from-CAN-into-Ethernet-529941</text:a><text:change-end text:change-id="ct691526064"/><text:change-start text:change-id="ct689393696"/></text:p>
      <text:p text:style-name="Standard"><text:change-end text:change-id="ct689393696"/><text:change-start text:change-id="ct689220992"/><text:change-start text:change-id="ct689639824"/><text:a xlink:type="simple" xlink:href="http://www.icpdas-usa.com/products.php?PID=3075">http://www.icpdas-usa.com/products.php?PID=3075</text:a><text:change-end text:change-id="ct689220992"/><text:change-end text:change-id="ct689639824"/></text:p>
      <text:h text:style-name="Heading_20_1" text:outline-level="1"><text:soft-page-break/>References</text:h>
      <text:p text:style-name="Standard">This section provides references, and when possible URL<text:change-end text:change-id="ct686119808"/><text:change-start text:change-id="ct773096816"/>s, that may be of use to NMRAnet implementors.</text:p>
      <text:h text:style-name="Heading_20_2" text:outline-level="2">Standards</text:h>
      <text:p text:style-name="Standard"><text:change-end text:change-id="ct773096816"/><text:change-start text:change-id="ct688430800"/>The S 9.x.1 standard references ISO 11898-1 and ISO 11898-2 for CAN specifications. <text:s/>The ISO (<text:a xlink:type="simple" xlink:href="http://www.iso.org/">http://www.iso.org</text:a>) sells PDF and paper copies of these. <text:change-end text:change-id="ct688430800"/><text:change-start text:change-id="ct606886288"/>Copies can generally be found in engineering libraries<text:change-end text:change-id="ct606886288"/><text:change-start text:change-id="ct688669008"/>.<text:change-end text:change-id="ct688669008"/><text:change-start text:change-id="ct773071136"/></text:p>
      <text:p text:style-name="Standard">Note that ISO 11898-3, 11898-4 and <text:change-end text:change-id="ct773071136"/><text:change-start text:change-id="ct687012960"/>11898-5 specify different variants of the CAN standard that are not relevant to S 9.x.1 compliant implementations. <text:s/>The original 1995 Bosch CAN standard, which can be found online, is similar to IS 11898-1 and -2, but <text:change-end text:change-id="ct687012960"/><text:change-start text:change-id="ct687411264"/>not identical.<text:change-end text:change-id="ct687411264"/><text:change-start text:change-id="ct687249888"/></text:p>
      <text:p text:style-name="Standard">The S 9.x.1 standard references TIA/EIA-568-B or the successor TIA/EIA- 568-C for unshielded twisted pair (UTP) cable, and <text:change-end text:change-id="ct687249888"/><text:change-start text:change-id="ct686552112"/>TIA-968-A for RJ45 modular plugs and jacks<text:change-end text:change-id="ct686552112"/><text:change-start text:change-id="ct710287968"/>. <text:s/>The TIA (<text:a xlink:type="simple" xlink:href="http://www.tiaonline.org/">http://www.tiaonline.org</text:a>) sells PDF and paper copies of these. Copies can generally be found in engineering libraries.<text:change-end text:change-id="ct710287968"/><text:change-start text:change-id="ct772567920"/></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772567920"/><text:change-start text:change-id="ct772228208"/>AN96116 “PCA82C250 / 251 CAN Transceiver” <text:change-end text:change-id="ct772228208"/><text:change-start text:change-id="ct772657296"/>(<text:change-end text:change-id="ct772657296"/><text:change-start text:change-id="ct772503232"/><text:a xlink:type="simple" xlink:href="http://www.nxp.com/documents/application_note/AN96116.pdf">http://www.nxp.com/documents/application_note/AN96116.pdf</text:a><text:change-end text:change-id="ct772503232"/><text:change-start text:change-id="ct772552256"/>)<text:change-end text:change-id="ct772552256"/><text:change-start text:change-id="ct773102896"/></text:p>
      <text:h text:style-name="Heading_20_3" text:outline-level="3">Texas Instruments</text:h>
      <text:p text:style-name="Standard">Analog Applications Journal, August 1999, TI SLYT197 “<text:change-end text:change-id="ct773102896"/><text:change-start text:change-id="ct773110320"/>TIA/EIA-568A Category 5 cables in low-voltage differential signaling (LVDS)” <text:change-end text:change-id="ct773110320"/><text:change-start text:change-id="ct688610528"/>(<text:a xlink:type="simple" xlink:href="http://focus.ti.com/lit/an/slyt197/slyt197.pdf">http://focus.ti.com/lit/an/slyt197/slyt197.pdf</text:a>)<text:change-end text:change-id="ct688610528"/><text:change-start text:change-id="ct695088032"/></text:p>
      <text:p text:style-name="Standard"><text:soft-page-break/>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695088032"/><text:change-start text:change-id="ct688746432"/>Controller Area Network Physical Layer Requirements<text:change-end text:change-id="ct688746432"/><text:change-start text:change-id="ct773005568"/>”<text:change-end text:change-id="ct773005568"/><text:change-start text:change-id="ct688600560"/> (<text:a xlink:type="simple" xlink:href="http://focus.ti.com/lit/an/slla270/slla270.pdf">http://focus.ti.com/lit/an/slla270/slla270.pdf</text:a>)<text:change-end text:change-id="ct688600560"/><text:change-start text:change-id="ct710299728"/></text:p>
      <text:p text:style-name="Standard">Application Report SLLA298B “<text:change-end text:change-id="ct710299728"/><text:change-start text:change-id="ct686131616"/>Isolated CAN Reference Design<text:change-end text:change-id="ct686131616"/><text:change-start text:change-id="ct686128784"/>” (<text:a xlink:type="simple" xlink:href="http://focus.ti.com/lit/an/slla298b/slla298b.pdf">http://focus.ti.com/lit/an/slla298b/slla298b.pdf</text:a>)</text:p>
      <text:p text:style-name="Standard">Application Report SLOU262 “<text:change-end text:change-id="ct686128784"/><text:change-start text:change-id="ct395790192"/>Isolated CAN Transceiver EVM<text:change-end text:change-id="ct395790192"/><text:change-start text:change-id="ct846355056"/>” (<text:a xlink:type="simple" xlink:href="http://focus.tij.co.jp/jp/lit/ug/slou262/slou262.pdf">http://focus.tij.co.jp/jp/lit/ug/slou262/slou262.pdf</text:a>)</text:p>
      <text:p text:style-name="Standard"><text:change-end text:change-id="ct846355056"/><text:change-start text:change-id="ct792841376"/>Analog Applications Journal, 3Q 2006, TI SLY<text:change-end text:change-id="ct792841376"/><text:change-start text:change-id="ct683193968"/>T249 <text:change-end text:change-id="ct683193968"/><text:change-start text:change-id="ct884570304"/>“<text:change-end text:change-id="ct884570304"/><text:change-start text:change-id="ct765527360"/>Improved CAN network security with TI’s SN65HVD1050 transceiver<text:change-end text:change-id="ct765527360"/><text:change-start text:change-id="ct772499920"/>”<text:change-end text:change-id="ct772499920"/><text:change-start text:change-id="ct846414032"/> (<text:a xlink:type="simple" xlink:href="http://focus.ti.com/lit/an/slyt249/slyt249.pdf">http://focus.ti.com/lit/an/slyt249/slyt249.pdf</text:a>)<text:change-end text:change-id="ct846414032"/><text:change-start text:change-id="ct772694112"/></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772694112"/><text:change-start text:change-id="ct772679872"/>High-Speed CAN Transceiver (<text:a xlink:type="simple" xlink:href="http://ww1.microchip.com/downloads/en/DeviceDoc/21667f.pdf">http://ww1.microchip.com/downloads/en/DeviceDoc/21667f.pdf</text:a>)<text:change-end text:change-id="ct772679872"/><text:change-start text:change-id="ct772649712"/></text:p>
      <text:p text:style-name="Standard">MCP2515 <text:change-end text:change-id="ct772649712"/><text:change-start text:change-id="ct772545008"/>Stand-Alone CAN Controller With SPI Interface (<text:a xlink:type="simple" xlink:href="http://ww1.microchip.com/downloads/en/DeviceDoc/21801e.pdf">http://ww1.microchip.com/downloads/en/DeviceDoc/21801e.pdf</text:a>)<text:change-end text:change-id="ct772545008"/><text:change-start text:change-id="ct772590880"/></text:p>
      <text:h text:style-name="Heading_20_3" text:outline-level="3">NXP Electronics (Philips)</text:h>
      <text:p text:style-name="Standard">PCA82C250 <text:change-end text:change-id="ct772590880"/><text:change-start text:change-id="ct687366704"/>CAN controller interface <text:change-end text:change-id="ct687366704"/><text:change-start text:change-id="ct767980480"/>(<text:a xlink:type="simple" xlink:href="http://www.nxp.com/documents/data_sheet/PCA82C250.pdf">http://www.nxp.com/documents/data_sheet/PCA82C250.pdf</text:a>)</text:p>
      <text:h text:style-name="Heading_20_3" text:outline-level="3">STMicroelectronics</text:h>
      <text:p text:style-name="Standard">L9615 transceiver (<text:change-end text:change-id="ct767980480"/><text:change text:change-id="ct687524000"/><text:change-start text:change-id="ct772661840"/><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772661840"/><text:change-start text:change-id="ct772185568"/>SN55HVD251, SN65HVD251 Industrial CAN Transceiver (<text:a xlink:type="simple" xlink:href="http://focus.ti.com/lit/ds/symlink/sn55hvd251.pdf">http://focus.ti.com/lit/ds/symlink/sn55hvd251.pdf</text:a>)</text:p>
      <text:p text:style-name="Standard"><text:change-end text:change-id="ct772185568"/><text:change-start text:change-id="ct681962048"/>SN65HVD1050 EMC Optimized CAN Transceiver<text:change-end text:change-id="ct681962048"/><text:change-start text:change-id="ct688758160"/> (<text:a xlink:type="simple" xlink:href="http://focus.ti.com/lit/ds/symlink/sn65hvd1050.pdf">http://focus.ti.com/lit/ds/symlink/sn65hvd1050.pdf</text:a>)<text:change-end text:change-id="ct688758160"/><text:change-start text:change-id="ct688744080"/></text:p>
      <text:p text:style-name="P24"/>
      <text:p text:style-name="P27"><text:change-end text:change-id="ct688744080"/></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text:tab/>1</text:p>
          <text:p text:style-name="P23">Physical Interconnection<text:tab/>1</text:p>
          <text:p text:style-name="P23">Power Supply<text:tab/>2</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rebuchetMS" svg:font-family="TrebuchetMS"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09-11T20:43:52">9/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8/01/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8</text:page-count></text:span></text:span><text:span text:style-name="Page_20_Number"><text:span text:style-name="MT10"> - </text:span></text:span><text:span text:style-name="Page_20_Number"><text:span text:style-name="MT10"><text:date style:data-style-name="N116" text:date-value="2010-09-11T20:43:52">9/1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6</meta:editing-cycles>
    <meta:editing-duration>PT13H55M47S</meta:editing-duration>
    <meta:generator>OpenOffice.org/3.2$Unix OpenOffice.org_project/320m18$Build-9502</meta:generator>
    <dc:date>2010-09-11T20:43:52</dc:date>
    <dc:creator>Bob Jacobsen</dc:creator>
    <meta:document-statistic meta:table-count="1" meta:image-count="0" meta:object-count="0" meta:page-count="8" meta:paragraph-count="133" meta:word-count="2458" meta:character-count="16913"/>
    <meta:user-defined meta:name="Info 1"/>
    <meta:user-defined meta:name="Info 2"/>
    <meta:user-defined meta:name="Info 3"/>
    <meta:user-defined meta:name="Info 4"/>
  </office:meta>
</office:document-meta>
</file>